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nma.org/wp-content/uploads/2016/09/NMA-Fact-Sheet-Minerals-and-Uses.pdf</text:p>
          </table:table-cell>
        </table:table-row>
        <table:table-row table:style-name="ro1">
          <table:table-cell office:value-type="string" calcext:value-type="string">
            <text:p>https://rmis.jrc.ec.europa.eu/apps/rmp2/#/Zinc</text:p>
          </table:table-cell>
        </table:table-row>
        <table:table-row table:style-name="ro1">
          <table:table-cell office:value-type="string" calcext:value-type="string">
            <text:p>https://mrdata.usgs.gov/major-deposits/</text:p>
          </table:table-cell>
        </table:table-row>
        <table:table-row table:style-name="ro1">
          <table:table-cell office:value-type="string" calcext:value-type="string">
            <text:p>https://simple.wikipedia.org/wiki/List_of_elements_by_symbol</text:p>
          </table:table-cell>
        </table:table-row>
        <table:table-row table:style-name="ro1">
          <table:table-cell office:value-type="string" calcext:value-type="string">
            <text:p>https://enam.gov.in/web/commodity/commodity-list</text:p>
          </table:table-cell>
        </table:table-row>
        <table:table-row table:style-name="ro1">
          <table:table-cell office:value-type="string" calcext:value-type="string">
            <text:p>https://pubs.usgs.gov/periodicals/mcs2020/mcs2020.pdf</text:p>
          </table:table-cell>
        </table:table-row>
        <table:table-row table:style-name="ro1">
          <table:table-cell office:value-type="string" calcext:value-type="string">
            <text:p>https://www.federalregister.gov/documents/2021/11/09/2021-24488/2021-draft-list-of-critical-minerals</text:p>
          </table:table-cell>
        </table:table-row>
        <table:table-row table:style-name="ro1">
          <table:table-cell office:value-type="string" calcext:value-type="string">
            <text:p>https://www.federalregister.gov/documents/2022/02/24/2022-04027/2022-final-list-of-critical-minerals</text:p>
          </table:table-cell>
        </table:table-row>
        <table:table-row table:style-name="ro1">
          <table:table-cell office:value-type="string" calcext:value-type="string">
            <text:p>https://www.energymining.sa.gov.au/industry/minerals-and-mining/mineral-commodities</text:p>
          </table:table-cell>
        </table:table-row>
        <table:table-row table:style-name="ro1">
          <table:table-cell office:value-type="string" calcext:value-type="string">
            <text:p>https://geo.libretexts.org/Bookshelves/Geology/Mineralogy_(Perkins_et_al.)/01%3A_Introduction/1.01%3A_The_Importance_of_Minerals/1.1.1%3A_Mineral_Commoditi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https://web.uri.edu/purchasing/files/CommodityCodes-for-website.pdf</text:p>
          </table:table-cell>
        </table:table-row>
        <table:table-row table:style-name="ro1">
          <table:table-cell office:value-type="string" calcext:value-type="string">
            <text:p>https://www.usgs.gov/centers/national-minerals-information-center/commodity-statistics-and-information</text:p>
          </table:table-cell>
        </table:table-row>
        <table:table-row table:style-name="ro1">
          <table:table-cell office:value-type="string" calcext:value-type="string">
            <text:p>https://www.usgs.gov/centers/national-minerals-information-center/mineral-industry-surve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5:16.677358424</meta:creation-date>
    <dc:date>2022-11-25T13:55:53.817348050</dc:date>
    <meta:editing-duration>PT41S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